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atemiMaqala" svg:font-family="FatemiMaqala"/>
    <style:font-face style:name="FreeSans1" svg:font-family="FreeSans" style:font-family-generic="swiss"/>
    <style:font-face style:name="FatemiMaqala1" svg:font-family="FatemiMaqala" style:font-pitch="variable"/>
    <style:font-face style:name="FatemiMaqala2" svg:font-family="FatemiMaqa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نواcharacters" style:family="table">
      <style:table-properties style:width="6.925in" table:align="margins" style:writing-mode="rl-tb"/>
    </style:style>
    <style:style style:name="نواcharacters.A" style:family="table-column">
      <style:table-column-properties style:column-width="2.3083in" style:rel-column-width="21845*"/>
    </style:style>
    <style:style style:name="نواcharac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نواcharacters.C1" style:family="table-cell">
      <style:table-cell-properties fo:padding="0.0382in" fo:border="0.05pt solid #000000"/>
    </style:style>
    <style:style style:name="نواcharacters.A2" style:family="table-cell">
      <style:table-cell-properties fo:padding="0.0382in" fo:border-left="0.05pt solid #000000" fo:border-right="none" fo:border-top="none" fo:border-bottom="0.05pt solid #000000"/>
    </style:style>
    <style:style style:name="نواcharact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FatemiMaqala1" fo:font-size="18pt" officeooo:rsid="000517e1" officeooo:paragraph-rsid="000517e1" style:font-size-asian="15.75pt" style:font-name-complex="FatemiMaqala1" style:font-size-complex="18pt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style:font-name="FatemiMaqala1" fo:font-size="18pt" officeooo:rsid="000517e1" officeooo:paragraph-rsid="000517e1" style:font-size-asian="15.75pt" style:font-name-complex="FatemiMaqala1" style:font-size-complex="18pt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style:font-name="FatemiMaqala1" fo:font-size="18pt" officeooo:rsid="0007489c" officeooo:paragraph-rsid="0007489c" style:font-size-asian="15.75pt" style:font-name-complex="FatemiMaqala1" style:font-size-complex="18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FatemiMaqala1" fo:font-size="18pt" officeooo:rsid="00087dde" officeooo:paragraph-rsid="00087dde" style:font-size-asian="15.75pt" style:font-name-complex="FatemiMaqala1" style:font-size-complex="18pt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FatemiMaqala1" fo:font-size="18pt" officeooo:rsid="000a5b08" officeooo:paragraph-rsid="000a5b08" style:font-size-asian="15.75pt" style:font-name-complex="FatemiMaqala1" style:font-size-complex="18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FatemiMaqala1" fo:font-size="18pt" officeooo:rsid="000a5b08" officeooo:paragraph-rsid="000a5b08" style:font-size-asian="15.75pt" style:font-name-complex="FatemiMaqala1" style:font-size-complex="18pt"/>
    </style:style>
    <style:style style:name="P7" style:family="paragraph" style:parent-style-name="Table_20_Contents">
      <style:paragraph-properties fo:text-align="end" style:justify-single-word="false"/>
      <style:text-properties style:font-name="FatemiMaqala1" fo:font-size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FatemiMaqala1" fo:font-size="18pt" officeooo:rsid="0007c36f" officeooo:paragraph-rsid="0007c36f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FatemiMaqala1" fo:font-size="18pt" officeooo:rsid="00087dde" officeooo:paragraph-rsid="00087dde" style:font-size-complex="18pt"/>
    </style:style>
    <style:style style:name="P10" style:family="paragraph" style:parent-style-name="Table_20_Heading">
      <style:text-properties style:font-name="FatemiMaqala1" fo:font-size="18pt" officeooo:rsid="0007c36f" officeooo:paragraph-rsid="0007c36f" style:font-size-complex="18pt"/>
    </style:style>
    <style:style style:name="T1" style:family="text">
      <style:text-properties officeooo:rsid="000598bc"/>
    </style:style>
    <style:style style:name="T2" style:family="text">
      <style:text-properties style:font-name="FatemiMaqala" style:font-name-asian="FatemiMaqala" style:font-name-complex="FatemiMaqal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بسم الله الرحمن الرحيم</text:p>
      <text:p text:style-name="P1">مملوك سيدنا المنعام ط ع جونا "الفاطمي" فونٹس نے بعض edits کیدا چھے، تہ اٰمثل چھے:</text:p>
      <text:list xml:id="list60866312853982453" text:style-name="L1">
        <text:list-item>
          <text:p text:style-name="P2">سگلا punctuation marks برابر display تھائي چھے ({،}،&lt;،&gt;،/،[،]،÷،×،؛)</text:p>
        </text:list-item>
        <text:list-item>
          <text:p text:style-name="P2">unicode-compliant چھے (ہر device پر برابر بتاؤسے، 100Milad فونٹس جیم)</text:p>
          <text:list>
            <text:list-item>
              <text:p text:style-name="P3">"طول الله عمره الشريف "نو symbol ناهني "ط" ني جگہ پر نتھي، اهنا بدل uniE837 اوپر چھے،</text:p>
            </text:list-item>
            <text:list-item>
              <text:p text:style-name="P3">جزم ني جگہ پر جزم چھے "ـــْـــ"، كھڑا زبر ني جگہ پر کھڑو زبر "ــــٰـــ" (uni0670)</text:p>
            </text:list-item>
            <text:list-item>
              <text:p text:style-name="P3">Private Use Area نے استعمال کروا ما اٰیو چھے (ضمیمۃ )</text:p>
            </text:list-item>
          </text:list>
        </text:list-item>
        <text:list-item>
          <text:p text:style-name="P3">display ما زیادہ خوبي اٰوے، اہنا واسطے خاص edits:</text:p>
          <text:list>
            <text:list-item>
              <text:p text:style-name="P3">glyphs نا درمیان جگہ کم کري چھے، تا کہ برابر جووائي(وچما gaps نہ رہے)</text:p>
            </text:list-item>
            <text:list-item>
              <text:p text:style-name="P2">تعظیم واسطے خاص glyphs (تا <text:span text:style-name="T1">کہ presentation برابر تھائي)- ط ع ، رض ، ع م ،</text:span></text:p>
            </text:list-item>
          </text:list>
        </text:list-item>
      </text:list>
      <table:table table:name="نواcharacters" table:style-name="نواcharacters">
        <table:table-column table:style-name="نواcharacters.A" table:number-columns-repeated="3"/>
        <table:table-row>
          <table:table-cell table:style-name="نواcharacters.A1" office:value-type="string">
            <text:p text:style-name="P10">نوا characters</text:p>
          </table:table-cell>
          <table:table-cell table:style-name="نواcharacters.A1" office:value-type="string">
            <text:p text:style-name="P10">Unicode characters</text:p>
          </table:table-cell>
          <table:table-cell table:style-name="نواcharacters.C1" office:value-type="string">
            <text:p text:style-name="P10">notes</text:p>
          </table:table-cell>
        </table:table-row>
        <table:table-row>
          <table:table-cell table:style-name="نواcharacters.A2" office:value-type="string">
            <text:p text:style-name="P8">ط ع </text:p>
          </table:table-cell>
          <table:table-cell table:style-name="نواcharacters.A2" office:value-type="string">
            <text:p text:style-name="P8">ط + space + ع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/>رض </text:p>
          </table:table-cell>
          <table:table-cell table:style-name="نواcharacters.A2" office:value-type="string">
            <text:p text:style-name="P8">Space + ر +ض+space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ع م</text:p>
          </table:table-cell>
          <table:table-cell table:style-name="نواcharacters.A2" office:value-type="string">
            <text:p text:style-name="P8">ع + م +space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ؑ</text:p>
          </table:table-cell>
          <table:table-cell table:style-name="نواcharacters.A2" office:value-type="string">
            <text:p text:style-name="P8">0611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ؓ</text:p>
          </table:table-cell>
          <table:table-cell table:style-name="نواcharacters.A2" office:value-type="string">
            <text:p text:style-name="P8">0613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ؐ</text:p>
          </table:table-cell>
          <table:table-cell table:style-name="نواcharacters.A2" office:value-type="string">
            <text:p text:style-name="P8">0610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صلع</text:p>
          </table:table-cell>
          <table:table-cell table:style-name="نواcharacters.A2" office:value-type="string">
            <text:p text:style-name="P8">space+ص + ل+ ع +space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</text:span></text:p>
          </table:table-cell>
          <table:table-cell table:style-name="نواcharacters.A2" office:value-type="string">
            <text:p text:style-name="P8">E820</text:p>
          </table:table-cell>
          <table:table-cell table:style-name="نواcharacters.C2" office:value-type="string">
            <text:p text:style-name="P7"/>
          </table:table-cell>
        </table:table-row>
        <text:soft-page-break/>
        <table:table-row>
          <table:table-cell table:style-name="نواcharacters.A2" office:value-type="string">
            <text:p text:style-name="P8"><text:span text:style-name="T2"></text:span></text:p>
          </table:table-cell>
          <table:table-cell table:style-name="نواcharacters.A2" office:value-type="string">
            <text:p text:style-name="P8">E821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</text:span></text:p>
          </table:table-cell>
          <table:table-cell table:style-name="نواcharacters.A2" office:value-type="string">
            <text:p text:style-name="P8">E823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</text:span></text:p>
          </table:table-cell>
          <table:table-cell table:style-name="نواcharacters.A2" office:value-type="string">
            <text:p text:style-name="P8">E824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</text:span></text:p>
          </table:table-cell>
          <table:table-cell table:style-name="نواcharacters.A2" office:value-type="string">
            <text:p text:style-name="P8">E825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</text:span></text:p>
          </table:table-cell>
          <table:table-cell table:style-name="نواcharacters.A2" office:value-type="string">
            <text:p text:style-name="P8">E826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</text:span></text:p>
          </table:table-cell>
          <table:table-cell table:style-name="نواcharacters.A2" office:value-type="string">
            <text:p text:style-name="P8">E827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</text:span></text:p>
          </table:table-cell>
          <table:table-cell table:style-name="نواcharacters.A2" office:value-type="string">
            <text:p text:style-name="P8">E828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</text:span></text:p>
          </table:table-cell>
          <table:table-cell table:style-name="نواcharacters.A2" office:value-type="string">
            <text:p text:style-name="P8">E829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</text:span></text:p>
          </table:table-cell>
          <table:table-cell table:style-name="نواcharacters.A2" office:value-type="string">
            <text:p text:style-name="P9">E830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</text:span></text:p>
          </table:table-cell>
          <table:table-cell table:style-name="نواcharacters.A2" office:value-type="string">
            <text:p text:style-name="P9">E831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</text:span></text:p>
          </table:table-cell>
          <table:table-cell table:style-name="نواcharacters.A2" office:value-type="string">
            <text:p text:style-name="P9">E832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</text:span></text:p>
          </table:table-cell>
          <table:table-cell table:style-name="نواcharacters.A2" office:value-type="string">
            <text:p text:style-name="P9">E833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</text:span></text:p>
          </table:table-cell>
          <table:table-cell table:style-name="نواcharacters.A2" office:value-type="string">
            <text:p text:style-name="P9">E834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</text:span></text:p>
          </table:table-cell>
          <table:table-cell table:style-name="نواcharacters.A2" office:value-type="string">
            <text:p text:style-name="P9">E835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</text:span></text:p>
          </table:table-cell>
          <table:table-cell table:style-name="نواcharacters.A2" office:value-type="string">
            <text:p text:style-name="P9">E836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</text:span></text:p>
          </table:table-cell>
          <table:table-cell table:style-name="نواcharacters.A2" office:value-type="string">
            <text:p text:style-name="P9">E838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8"><text:span text:style-name="T2"></text:span></text:p>
          </table:table-cell>
          <table:table-cell table:style-name="نواcharacters.A2" office:value-type="string">
            <text:p text:style-name="P9">E839</text:p>
          </table:table-cell>
          <table:table-cell table:style-name="نواcharacters.C2" office:value-type="string">
            <text:p text:style-name="P7"/>
          </table:table-cell>
        </table:table-row>
        <table:table-row>
          <table:table-cell table:style-name="نواcharacters.A2" office:value-type="string">
            <text:p text:style-name="P9"><text:span text:style-name="T2"></text:span></text:p>
          </table:table-cell>
          <table:table-cell table:style-name="نواcharacters.A2" office:value-type="string">
            <text:p text:style-name="P9">E837</text:p>
          </table:table-cell>
          <table:table-cell table:style-name="نواcharacters.C2" office:value-type="string">
            <text:p text:style-name="P7"/>
          </table:table-cell>
        </table:table-row>
        <text:soft-page-break/>
        <table:table-row>
          <table:table-cell table:style-name="نواcharacters.A2" office:value-type="string">
            <text:p text:style-name="P8"><text:span text:style-name="T2"></text:span></text:p>
          </table:table-cell>
          <table:table-cell table:style-name="نواcharacters.A2" office:value-type="string">
            <text:p text:style-name="P9">E840</text:p>
          </table:table-cell>
          <table:table-cell table:style-name="نواcharacters.C2" office:value-type="string">
            <text:p text:style-name="P7"/>
          </table:table-cell>
        </table:table-row>
      </table:table>
      <text:p text:style-name="P4">جہ numbers اٰپا چھے، یہ special characters ذريعة سي ناكهي سكائي چھے، (Word ما number ناکھوا پچھي Alt+X دباوو)</text:p>
      <text:p text:style-name="P6">Link: github.com/abdealikhurrum/font-fate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atemiMaqala" svg:font-family="FatemiMaqala"/>
    <style:font-face style:name="FreeSans1" svg:font-family="FreeSans" style:font-family-generic="swiss"/>
    <style:font-face style:name="FatemiMaqala1" svg:font-family="FatemiMaqala" style:font-pitch="variable"/>
    <style:font-face style:name="FatemiMaqala2" svg:font-family="FatemiMaqa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 style:font-name-complex="FatemiMaqala2" style:font-family-complex="FatemiMaqala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eali Jamali</meta:initial-creator>
    <meta:creation-date>2014-09-29T01:07:53.584741898</meta:creation-date>
    <dc:date>2014-09-29T02:12:08.474493871</dc:date>
    <dc:creator>Abdeali Jamali</dc:creator>
    <meta:editing-duration>PT3M39S</meta:editing-duration>
    <meta:editing-cycles>4</meta:editing-cycles>
    <meta:generator>LibreOffice/4.2.6.3$Linux_x86 LibreOffice_project/420m0$Build-3</meta:generator>
    <meta:document-statistic meta:table-count="1" meta:image-count="0" meta:object-count="0" meta:page-count="3" meta:paragraph-count="69" meta:word-count="226" meta:character-count="1034" meta:non-whitespace-character-count="882"/>
  </office:meta>
</office:document-meta>
</file>